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24mm"/>
    </style:style>
    <style:style style:name="co2" style:family="table-column">
      <style:table-column-properties fo:break-before="auto" style:column-width="58.68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46.06mm"/>
    </style:style>
    <style:style style:name="co5" style:family="table-column">
      <style:table-column-properties fo:break-before="auto" style:column-width="29.72mm"/>
    </style:style>
    <style:style style:name="co6" style:family="table-column">
      <style:table-column-properties fo:break-before="auto" style:column-width="37.15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ilha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SQL Server Integration Services</text:p>
          </table:table-cell>
          <table:table-cell table:style-name="ce7" office:value-type="string" calcext:value-type="string">
            <text:p>Informatica PowerCenter</text:p>
          </table:table-cell>
          <table:table-cell table:style-name="ce7" office:value-type="string" calcext:value-type="string">
            <text:p>Pentaho Data Integration</text:p>
          </table:table-cell>
          <table:table-cell table:style-name="ce7" office:value-type="string" calcext:value-type="string">
            <text:p>Apache Airflow</text:p>
          </table:table-cell>
          <table:table-cell table:style-name="ce7" office:value-type="string" calcext:value-type="string">
            <text:p>Talend Open St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mento de job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ação de estado dos jobs e estatísticas de sucesso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ácil versionamento do código dos jobs / nativ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ácil manutençã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ácil execução de jobs de forma distribuí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 formato de acesso e dado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ão necessitar licenç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ação dos pipelines de dados com ordem de execução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omunidade Grande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9" table:formula="of:=SUM([.B2:.B10])" office:value-type="float" office:value="4" calcext:value-type="float">
            <text:p>4,00</text:p>
          </table:table-cell>
          <table:table-cell table:style-name="ce9" table:formula="of:=SUM([.C2:.C10])" office:value-type="float" office:value="4.5" calcext:value-type="float">
            <text:p>4,50</text:p>
          </table:table-cell>
          <table:table-cell table:style-name="ce9" table:formula="of:=SUM([.D2:.D10])" office:value-type="float" office:value="6.25" calcext:value-type="float">
            <text:p>6,25</text:p>
          </table:table-cell>
          <table:table-cell table:style-name="ce9" table:formula="of:=SUM([.E2:.E10])" office:value-type="float" office:value="6.5" calcext:value-type="float">
            <text:p>6,50</text:p>
          </table:table-cell>
          <table:table-cell table:style-name="ce9" table:formula="of:=SUM([.F2:.F10])"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6" office:value-type="string" calcext:value-type="string">
            <text:p>* possui modelo “enterprise” e “community”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7:34:41.3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9:33:49.476000000</meta:creation-date>
    <meta:generator>LibreOffice/6.2.0.3$Windows_X86_64 LibreOffice_project/98c6a8a1c6c7b144ce3cc729e34964b47ce25d62</meta:generator>
    <dc:date>2019-07-16T18:24:41.320000000</dc:date>
    <meta:editing-duration>PT2H7M43S</meta:editing-duration>
    <meta:editing-cycles>34</meta:editing-cycles>
    <meta:document-statistic meta:table-count="1" meta:cell-count="66" meta:object-count="0"/>
  </office:meta>
</office:document-meta>
</file>